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Sugestões de Melhorias</text:h>
      <text:list text:style-name="L1">
        <text:list-item>
          <text:p text:style-name="P2"><text:span text:style-name="Strong_20_Emphasis">Aprimorar a Interface Gráfica</text:span>: Utilizar um framework como <text:span text:style-name="Source_20_Text">ttkthemes</text:span> para melhorar o design do Tkinter, ou considerar uma mudança para um framework mais moderno como <text:span text:style-name="Source_20_Text">PyQt</text:span> ou <text:span text:style-name="Source_20_Text">Kivy</text:span>.</text:p>
        </text:list-item>
        <text:list-item>
          <text:p text:style-name="P2"><text:span text:style-name="Strong_20_Emphasis">Adicionar Tratamento de Erros</text:span>: Incluir blocos <text:span text:style-name="Source_20_Text">try-except</text:span> ao redor de operações críticas, como a conexão com o banco de dados e inserções de dados.</text:p>
        </text:list-item>
        <text:list-item>
          <text:p text:style-name="P2"><text:span text:style-name="Strong_20_Emphasis">Verificar a Existência de Dados Antes da Inserção</text:span>: Modificar a função de inserção para verificar se o dado já existe antes de inserir, evitando duplicações.</text:p>
        </text:list-item>
        <text:list-item>
          <text:p text:style-name="P2"><text:span text:style-name="Strong_20_Emphasis">Separar o Código em Módulos</text:span>: Dividir o código em módulos separados para a interface, lógica de negócios, e acesso ao banco de dados, para uma melhor manutenibilidade.</text:p>
        </text:list-item>
        <text:list-item>
          <text:p text:style-name="P1"><text:span text:style-name="Strong_20_Emphasis">Adicionar Funcionalidades</text:span>: Permitir ao usuário adicionar, editar e remover serviços diretamente pela interface gráfica.</text:p>
        </text:list-item>
      </text:list>
      <text:h text:style-name="Heading_20_3" text:outline-level="3">Sugestão de Código Melhorado</text:h>
      <text:p text:style-name="Text_20_body">Vou implementar uma versão melhorada que inclui algumas dessas sugestões e uma interface gráfica mais amigável para o usuário. Vou manter a simplicidade, mas vou garantir que seja robusto, organizado e fácil de usar.</text:p>
      <text:h text:style-name="Heading_20_3" text:outline-level="3">Melhorias Implementadas:</text:h>
      <text:list text:style-name="L2">
        <text:list-item>
          <text:p text:style-name="P4"><text:span text:style-name="Strong_20_Emphasis">Verificação de Duplicação</text:span>: Agora, antes de inserir um dado, o código verifica se ele já existe na tabela, evitando duplicações.</text:p>
        </text:list-item>
        <text:list-item>
          <text:p text:style-name="P4"><text:span text:style-name="Strong_20_Emphasis">Mensagens de Alerta</text:span>: Caso o dado já exista, uma mensagem de aviso é exibida ao usuário.</text:p>
        </text:list-item>
        <text:list-item>
          <text:p text:style-name="P4"><text:span text:style-name="Strong_20_Emphasis">Organização</text:span>: O código foi melhor organizado, com funções e inserção de dados mais otimizadas.</text:p>
        </text:list-item>
        <text:list-item>
          <text:p text:style-name="P3"><text:span text:style-name="Strong_20_Emphasis">Comentários</text:span>: Comentários foram adicionados para explicar as mudanças e melhorias feitas.</text:p>
        </text:list-item>
      </text:list>
      <text:p text:style-name="Text_20_body">Essa versão do código oferece uma interface simples, mas funcional, com verificações básicas para evitar erros comuns. Se desejar aprimorar ainda mais a interface ou adicionar novas funcionalidades, sinta-se à vontade para solicitar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1T22:40:04.055000000</meta:creation-date>
    <dc:date>2024-08-21T22:40:58.939000000</dc:date>
    <meta:editing-duration>PT55S</meta:editing-duration>
    <meta:editing-cycles>2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14" meta:word-count="264" meta:character-count="1701" meta:non-whitespace-character-count="1460"/>
  </office:meta>
</office:document-meta>
</file>